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ValidationModeDetectorTests.xsdDetection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alidationModeDetectorTests.dtdDetection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alidationModeDetectorTests.assertValidationMode( String fileName , int expectedValidation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